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big_area_dmg_mana</text:p>
          </table:table-cell>
          <table:table-cell table:number-columns-repeated="8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8"/>
          <table:table-cell office:value-type="string" calcext:value-type="string">
            <text:p>big_inc_area_spell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area_dmg_mana</text:p>
          </table:table-cell>
          <table:table-cell table:number-columns-repeated="3"/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table:number-columns-repeated="3"/>
          <table:table-cell office:value-type="string" calcext:value-type="string">
            <text:p>inc_area_spell_dmg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area_dmg_mana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area_dmg_mana</text:p>
          </table:table-cell>
          <table:table-cell table:number-columns-repeated="6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inc_area_spell_dmg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inc_area_spell_dmg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14"/>
          <table:table-cell office:value-type="string" calcext:value-type="string">
            <text:p>area_dmg_mana</text:p>
          </table:table-cell>
          <table:table-cell table:number-columns-repeated="9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nc_area_spell_dmg</text:p>
          </table:table-cell>
          <table:table-cell table:number-columns-repeated="1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damage</text:p>
          </table:table-cell>
          <table:table-cell table:number-columns-repeated="19"/>
          <table:table-cell office:value-type="string" calcext:value-type="string">
            <text:p>huge_in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spell_cr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p_dot_dm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office:value-type="string" calcext:value-type="string">
            <text:p>fire_water_spell_dmg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ormen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p_dot_dmg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big_fire_water_spell_crit_dmg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ire_water_spell_dmg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fire_water_spell_dmg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willpowe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7"/>
          <table:table-cell office:value-type="string" calcext:value-type="string">
            <text:p>big_poe</text:p>
          </table:table-cell>
          <table:table-cell table:number-columns-repeated="2"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mage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30"/>
          <table:table-cell table:number-columns-repeated="3"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na</text:p>
          </table:table-cell>
          <table:table-cell table:number-columns-repeated="7"/>
          <table:table-cell office:value-type="string" calcext:value-type="string">
            <text:p>cast_speed</text:p>
          </table:table-cell>
          <table:table-cell table:number-columns-repeated="7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lacerator</text:p>
          </table:table-cell>
          <table:table-cell table:number-columns-repeated="2"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table:number-columns-repeated="3"/>
          <table:table-cell office:value-type="string" calcext:value-type="string">
            <text:p>mana</text:p>
          </table:table-cell>
          <table:table-cell table:number-columns-repeated="4"/>
          <table:table-cell office:value-type="string" calcext:value-type="string">
            <text:p>cast_speed</text:p>
          </table:table-cell>
          <table:table-cell/>
          <table:table-cell office:value-type="string" calcext:value-type="string">
            <text:p>cast_speed</text:p>
          </table:table-cell>
          <table:table-cell table:number-columns-repeated="4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attack_speed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pell_dmg_at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ttack_speed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8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18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big_enduranc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warrior_path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melee_dmg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odge</text:p>
          </table:table-cell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big_hunters_pa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agility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melee_dmg</text:p>
          </table:table-cell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physical_weapon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balistic</text:p>
          </table:table-cell>
          <table:table-cell table:number-columns-repeated="2"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physical_weapon_damage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projectile_damage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hunter</text:p>
          </table:table-cell>
          <table:table-cell table:number-columns-repeated="32"/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physical_weapon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health_phys_dmg</text:p>
          </table:table-cell>
          <table:table-cell table:number-columns-repeated="7"/>
          <table:table-cell office:value-type="string" calcext:value-type="string">
            <text:p>big_hunter</text:p>
          </table:table-cell>
          <table:table-cell table:number-columns-repeated="2"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L</text:p>
          </table:table-cell>
          <table:table-cell table:number-columns-repeated="2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eagl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it_proj_dmg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3"/>
          <table:table-cell office:value-type="string" calcext:value-type="string">
            <text:p>crit_proj_dmg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rit_proj_dmg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26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huge_de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3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2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2"/>
          <table:table-cell office:value-type="string" calcext:value-type="string">
            <text:p>armor_and_dodge</text:p>
          </table:table-cell>
          <table:table-cell table:number-columns-repeated="3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uge_str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0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7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5:19:52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1-04-12T16:15:57.564000000</dc:date>
    <meta:editing-cycles>270</meta:editing-cycles>
    <meta:editing-duration>PT14H58M53S</meta:editing-duration>
    <meta:document-statistic meta:table-count="1" meta:cell-count="2510" meta:object-count="0"/>
  </office:meta>
</office:document-meta>
</file>